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9cm" draw:marker-end-width="0.439cm" draw:fill="none" draw:textarea-horizontal-align="justify" draw:textarea-vertical-align="middle" draw:auto-grow-height="false" fo:min-height="9.89cm" fo:min-width="9.44cm" fo:padding-top="0.205cm" fo:padding-bottom="0.205cm" fo:padding-left="0.33cm" fo:padding-right="0.3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44cm" fo:min-width="5.6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92cm" fo:min-width="3.742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5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292cm" fo:min-width="1.84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292cm" fo:min-width="2.342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ff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33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0.1cm" svg:height="10.3cm" svg:x="6.2cm" svg:y="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cm" svg:x="8.2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cm" svg:height="2cm" svg:x="8.2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2.1cm" svg:x="6.6cm" svg:y="1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2.1cm" svg:x="11.5cm" svg:y="12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1cm" svg:height="2.1cm" svg:x="6.8cm" svg:y="12.7cm">
          <draw:text-box>
            <text:p text:style-name="P2"><text:span text:style-name="T1">NIR coronograph</text:span></text:p>
          </draw:text-box>
        </draw:frame>
        <draw:frame draw:style-name="gr5" draw:text-style-name="P5" draw:layer="layout" svg:width="4.2cm" svg:height="2.384cm" svg:x="11.7cm" svg:y="12.7cm">
          <draw:text-box>
            <text:p text:style-name="P4">Vis coronograph</text:p>
          </draw:text-box>
        </draw:frame>
        <draw:frame draw:style-name="gr6" draw:text-style-name="P6" draw:layer="layout" svg:width="3.9cm" svg:height="0.962cm" svg:x="9.6cm" svg:y="7.2cm">
          <draw:text-box>
            <text:p>Fore optics</text:p>
          </draw:text-box>
        </draw:frame>
        <draw:frame draw:style-name="gr7" draw:text-style-name="P6" draw:layer="layout" svg:width="3.8cm" svg:height="1.2cm" svg:x="10.2cm" svg:y="10.2cm">
          <draw:text-box>
            <text:p>SAXO</text:p>
          </draw:text-box>
        </draw:frame>
        <draw:frame draw:style-name="gr8" draw:text-style-name="P8" draw:layer="layout" svg:width="5.4cm" svg:height="1.1cm" svg:x="9cm" svg:y="5.2cm">
          <draw:text-box>
            <text:p text:style-name="P7"><text:span text:style-name="T2">Common path</text:span></text:p>
          </draw:text-box>
        </draw:frame>
        <draw:frame draw:style-name="gr6" draw:text-style-name="P8" draw:layer="layout" svg:width="3.2cm" svg:height="0.962cm" svg:x="13.4cm" svg:y="16.2cm">
          <draw:text-box>
            <text:p text:style-name="P7"><text:span text:style-name="T2">ZIMPOL</text:span></text:p>
          </draw:text-box>
        </draw:frame>
        <draw:frame draw:style-name="gr9" draw:text-style-name="P8" draw:layer="layout" svg:width="1.9cm" svg:height="1.3cm" svg:x="10.3cm" svg:y="16.2cm">
          <draw:text-box>
            <text:p text:style-name="P7"><text:span text:style-name="T2">IFS</text:span></text:p>
          </draw:text-box>
        </draw:frame>
        <draw:frame draw:style-name="gr7" draw:text-style-name="P8" draw:layer="layout" svg:width="2.5cm" svg:height="1.2cm" svg:x="6.4cm" svg:y="16.2cm">
          <draw:text-box>
            <text:p text:style-name="P7"><text:span text:style-name="T2">IRDIS</text:span></text:p>
          </draw:text-box>
        </draw:frame>
        <draw:custom-shape draw:style-name="gr10" draw:text-style-name="P1" draw:layer="layout" svg:width="2.5cm" svg:height="1.7cm" svg:x="6.2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5cm" svg:height="1.7cm" svg:x="9.8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cm" svg:height="1.7cm" svg:x="13.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4.7cm" svg:y1="7.8cm" svg:x2="8.2cm" svg:y2="7.8cm">
          <text:p/>
        </draw:line>
        <draw:line draw:style-name="gr13" draw:text-style-name="P1" draw:layer="layout" svg:x1="11.3cm" svg:y1="8.7cm" svg:x2="11.3cm" svg:y2="9.7cm">
          <text:p/>
        </draw:line>
        <draw:line draw:style-name="gr14" draw:text-style-name="P1" draw:layer="layout" svg:x1="11.3cm" svg:y1="11.7cm" svg:x2="8.7cm" svg:y2="12.6cm">
          <text:p/>
        </draw:line>
        <draw:line draw:style-name="gr15" draw:text-style-name="P1" draw:layer="layout" svg:x1="13.8cm" svg:y1="12.6cm" svg:x2="11.3cm" svg:y2="11.7cm">
          <text:p/>
        </draw:line>
        <draw:line draw:style-name="gr14" draw:text-style-name="P1" draw:layer="layout" svg:x1="8.8cm" svg:y1="14.7cm" svg:x2="7.4cm" svg:y2="15.8cm">
          <text:p/>
        </draw:line>
        <draw:line draw:style-name="gr14" draw:text-style-name="P1" draw:layer="layout" svg:x1="8.8cm" svg:y1="14.7cm" svg:x2="11.2cm" svg:y2="15.8cm">
          <text:p/>
        </draw:line>
        <draw:line draw:style-name="gr15" draw:text-style-name="P1" draw:layer="layout" svg:x1="13.7cm" svg:y1="14.7cm" svg:x2="14.8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9:40:57.861681485</meta:creation-date>
    <dc:date>2018-05-02T10:04:14.760095675</dc:date>
    <meta:editing-duration>PT2M42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